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3000002C3A3281CEFCD099D1C.png" manifest:media-type="image/png"/>
  <manifest:file-entry manifest:full-path="Pictures/100002AC0000C6700000C670D9E647E20BA864F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132cm" fo:margin-right="0cm" fo:margin-top="0.318cm" fo:margin-bottom="0.318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2d3b45" loext:opacity="100%" style:text-line-through-style="none" style:text-line-through-type="none" style:font-name="Lato Extended" fo:font-size="12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2d3b45" loext:opacity="100%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border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) Acesse os </text:span></text:span><text:a xlink:type="simple" xlink:href="https://pucminas.instructure.com/courses/127986/files/6816592/download?wrap=1" text:style-name="Internet_20_link" text:visited-style-name="Visited_20_Internet_20_Link"><text:span text:style-name="Strong_20_Emphasis"><text:span text:style-name="T2">slides da Vídeo-Aula</text:span></text:span></text:a><text:a xlink:type="simple" xlink:href="https://pucminas.instructure.com/courses/127986/files/6816592/download?download_frd=1" text:style-name="Internet_20_link" text:visited-style-name="Visited_20_Internet_20_Link"><text:span text:style-name="Strong_20_Emphasis"><text:span text:style-name="T3"> </text:span></text:span></text:a><text:span text:style-name="Strong_20_Emphasis"><text:span text:style-name="T3"><draw:a xlink:type="simple" xlink:href="https://pucminas.instructure.com/courses/127986/files/6816592/download?download_frd=1"><draw:frame draw:style-name="fr1" draw:name="Figura1" text:anchor-type="as-char" svg:width="0.476cm" svg:height="0.476cm" draw:z-index="0"><draw:image xlink:href="Pictures/100002AC0000C6700000C670D9E647E20BA864F9.svg" xlink:type="simple" xlink:show="embed" xlink:actuate="onLoad" draw:mime-type="image/svg+xml"/><draw:image xlink:href="Pictures/10000001000002C3000002C3A3281CEFCD099D1C.png" xlink:type="simple" xlink:show="embed" xlink:actuate="onLoad" draw:mime-type="image/png"/></draw:frame></draw:a></text:span></text:span></text:p>
      <text:p text:style-name="P2"><text:span text:style-name="Strong_20_Emphasis"><text:span text:style-name="T1">2) Conheça o projeto de "Evolução de Carros": </text:span></text:span><text:a xlink:type="simple" xlink:href="https://rednuht.org/genetic_cars_2/" office:target-frame-name="_blank" xlink:show="new" text:style-name="Internet_20_link" text:visited-style-name="Visited_20_Internet_20_Link"><text:span text:style-name="Strong_20_Emphasis"><text:span text:style-name="T2">Genetic Cars</text:span></text:span></text:a></text:p>
      <text:p text:style-name="P2"><text:span text:style-name="Strong_20_Emphasis"><text:span text:style-name="T1">3) Assista aos vídeos a seguir:</text:span></text:span></text:p>
      <text:p text:style-name="P2"><text:span text:style-name="Strong_20_Emphasis"><text:span text:style-name="T1">- Projeto de "Evolução de Corpos Bípedes": Flexible Muscle-Based Locomotion for Bipedal Creatures</text:span></text:span></text:p>
      <text:p text:style-name="P2"><text:span text:style-name="Strong_20_Emphasis"><text:span text:style-name="T4"><draw:frame draw:style-name="fr2" draw:name="Objeto1" text:anchor-type="as-char" svg:width="14.817cm" svg:height="8.308cm" draw:z-index="1"><draw:floating-frame xlink:href="https://www.youtube.com/embed/pgaEE27nsQw" xlink:type="simple" xlink:show="embed" xlink:actuate="onLoad"/></draw:frame></text:span></text:span></text:p>
      <text:p text:style-name="P2"><text:span text:style-name="Strong_20_Emphasis"><text:span text:style-name="T1">- Projeto: Evolução de corpos flexíveis em ambiente de simulação</text:span></text:span></text:p>
      <text:p text:style-name="P2"><text:span text:style-name="Strong_20_Emphasis"><text:span text:style-name="T4"><draw:frame draw:style-name="fr2" draw:name="Objeto2" text:anchor-type="as-char" svg:width="14.817cm" svg:height="8.308cm" draw:z-index="2"><draw:floating-frame xlink:href="https://www.youtube.com/embed/CXTZHHQ7ZiQ" xlink:type="simple" xlink:show="embed" xlink:actuate="onLoad"/></draw:frame>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9:51.781360274</meta:creation-date>
    <dc:date>2022-09-03T12:55:19.199790834</dc:date>
    <meta:editing-duration>PT5M28S</meta:editing-duration>
    <meta:editing-cycles>1</meta:editing-cycles>
    <meta:document-statistic meta:table-count="0" meta:image-count="1" meta:object-count="2" meta:page-count="1" meta:paragraph-count="7" meta:word-count="45" meta:character-count="284" meta:non-whitespace-character-count="243"/>
    <meta:generator>LibreOffice/7.3.5.2$Linux_X86_64 LibreOffice_project/30$Build-2</meta:generator>
  </office:meta>
</office:document-meta>
</file>